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6" style:family="graphic" style:parent-style-name="objectwithoutfill">
      <style:graphic-properties svg:stroke-width="0.053cm" svg:stroke-color="#ed1c2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ed1c24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ed1c2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color="#ed1c24"/>
    </style:style>
    <style:style style:name="P4" style:family="paragraph">
      <loext:graphic-properties draw:fill="none" draw:fill-color="#ffffff"/>
      <style:paragraph-properties style:writing-mode="lr-tb"/>
      <style:text-properties fo:color="#ed1c24" fo:background-color="#ed1c24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opacity="0%"/>
      <style:paragraph-properties fo:text-align="center" style:writing-mode="lr-tb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 style:writing-mode="lr-tb"/>
      <style:text-properties fo:color="#ed1c24"/>
    </style:style>
    <style:style style:name="P9" style:family="paragraph">
      <loext:graphic-properties draw:opacity="0%"/>
      <style:paragraph-properties fo:text-align="center" style:writing-mode="lr-tb"/>
      <style:text-properties fo:color="#ed1c24"/>
    </style:style>
    <style:style style:name="P10" style:family="paragraph">
      <style:text-properties fo:color="#000000"/>
    </style:style>
    <style:style style:name="P11" style:family="paragraph">
      <loext:graphic-properties draw:fill="none" draw:fill-color="#ffffff"/>
      <style:paragraph-properties style:writing-mode="lr-tb"/>
      <style:text-properties fo:color="#000000" fo:background-color="#ed1c24"/>
    </style:style>
    <style:style style:name="P12" style:family="paragraph">
      <loext:graphic-properties draw:fill="none" draw:fill-color="#ffffff"/>
    </style:style>
    <style:style style:name="T1" style:family="text">
      <style:text-properties fo:color="#ed1c24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8cm" svg:y1="3cm" svg:x2="7.1cm" svg:y2="3cm">
          <text:p/>
        </draw:line>
        <draw:frame draw:style-name="gr2" draw:text-style-name="P2" draw:layer="layout" svg:width="2.013cm" svg:height="0.962cm" svg:x="3.4cm" svg:y="1.3cm">
          <draw:text-box>
            <text:p>Head</text:p>
          </draw:text-box>
        </draw:frame>
        <draw:frame draw:style-name="gr3" draw:text-style-name="P4" draw:layer="layout" svg:width="1.45cm" svg:height="0.962cm" svg:x="20.4cm" svg:y="5.1cm">
          <draw:text-box>
            <text:p text:style-name="P3"><text:span text:style-name="T1">Tail</text:span></text:p>
          </draw:text-box>
        </draw:frame>
        <draw:g>
          <draw:custom-shape draw:style-name="gr4" draw:text-style-name="P6" draw:layer="layout" svg:width="1.3cm" svg:height="1.2cm" svg:x="3.1cm" svg:y="2.4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4.8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3cm" svg:height="1.2cm" svg:x="4.4cm" svg:y="2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3cm" svg:height="1.2cm" svg:x="7.3cm" svg:y="2.4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9.0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3cm" svg:height="1.2cm" svg:x="8.6cm" svg:y="2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3cm" svg:height="1.2cm" svg:x="11.6cm" svg:y="2.4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13.3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3cm" svg:height="1.2cm" svg:x="12.9cm" svg:y="2.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0.1cm" svg:y1="3cm" svg:x2="11.4cm" svg:y2="3cm">
          <text:p/>
        </draw:line>
        <draw:line draw:style-name="gr1" draw:text-style-name="P1" draw:layer="layout" svg:x1="14.4cm" svg:y1="3cm" svg:x2="15.7cm" svg:y2="3cm">
          <text:p/>
        </draw:line>
        <draw:g>
          <draw:custom-shape draw:style-name="gr4" draw:text-style-name="P6" draw:layer="layout" svg:width="1.3cm" svg:height="1.2cm" svg:x="15.8cm" svg:y="2.4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17.5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3cm" svg:height="1.2cm" svg:x="17.1cm" svg:y="2.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5.7cm" svg:y1="7cm" svg:x2="7cm" svg:y2="7cm">
          <text:p/>
        </draw:line>
        <draw:frame draw:style-name="gr2" draw:text-style-name="P2" draw:layer="layout" svg:width="2.013cm" svg:height="0.962cm" svg:x="3.3cm" svg:y="5.3cm">
          <draw:text-box>
            <text:p>Head</text:p>
          </draw:text-box>
        </draw:frame>
        <draw:line draw:style-name="gr6" draw:text-style-name="P1" draw:layer="layout" svg:x1="22.5cm" svg:y1="6.428cm" svg:x2="21.2cm" svg:y2="7.6cm">
          <text:p/>
        </draw:line>
        <draw:g>
          <draw:custom-shape draw:style-name="gr4" draw:text-style-name="P6" draw:layer="layout" svg:width="1.3cm" svg:height="1.2cm" svg:x="3cm" svg:y="6.4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4.74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3cm" svg:height="1.2cm" svg:x="4.3cm" svg:y="6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3cm" svg:height="1.2cm" svg:x="7.2cm" svg:y="6.4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8.94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3cm" svg:height="1.2cm" svg:x="8.5cm" svg:y="6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3cm" svg:height="1.2cm" svg:x="11.5cm" svg:y="6.4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13.24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3cm" svg:height="1.2cm" svg:x="12.8cm" svg:y="6.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0cm" svg:y1="7cm" svg:x2="11.3cm" svg:y2="7cm">
          <text:p/>
        </draw:line>
        <draw:line draw:style-name="gr1" draw:text-style-name="P1" draw:layer="layout" svg:x1="14.3cm" svg:y1="7cm" svg:x2="15.6cm" svg:y2="7cm">
          <text:p/>
        </draw:line>
        <draw:g>
          <draw:custom-shape draw:style-name="gr4" draw:text-style-name="P6" draw:layer="layout" svg:width="1.3cm" svg:height="1.2cm" svg:x="15.7cm" svg:y="6.4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17.44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3cm" svg:height="1.2cm" svg:x="17cm" svg:y="6.4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9" draw:layer="layout" svg:width="1.3cm" svg:height="1.2cm" svg:x="19.9cm" svg:y="6.4cm">
          <text:p text:style-name="P8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3cm" svg:height="1.2cm" svg:x="21.2cm" svg:y="6.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8.5cm" svg:y1="7cm" svg:x2="19.7cm" svg:y2="7cm">
          <text:p/>
        </draw:line>
        <draw:frame draw:style-name="gr3" draw:text-style-name="P11" draw:layer="layout" svg:width="1.45cm" svg:height="0.962cm" svg:x="16.35cm" svg:y="1.2cm">
          <draw:text-box>
            <text:p text:style-name="P10"><text:span text:style-name="T2">Tail</text:span></text:p>
          </draw:text-box>
        </draw:frame>
        <draw:line draw:style-name="gr6" draw:text-style-name="P1" draw:layer="layout" svg:x1="22.5cm" svg:y1="2.428cm" svg:x2="21.2cm" svg:y2="3.6cm">
          <text:p/>
        </draw:line>
        <draw:custom-shape draw:style-name="gr7" draw:text-style-name="P9" draw:layer="layout" svg:width="1.3cm" svg:height="1.2cm" svg:x="19.9cm" svg:y="2.4cm">
          <text:p text:style-name="P8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3cm" svg:height="1.2cm" svg:x="21.2cm" svg:y="2.4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065cm" svg:height="0.962cm" svg:x="12.435cm" svg:y="4.038cm">
          <draw:text-box>
            <text:p>а)</text:p>
          </draw:text-box>
        </draw:frame>
        <draw:frame draw:style-name="gr9" draw:text-style-name="P12" draw:layer="layout" svg:width="1.078cm" svg:height="0.962cm" svg:x="12.4cm" svg:y="7.838cm">
          <draw:text-box>
            <text:p>б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4T09:42:40.170741855</meta:creation-date>
    <dc:date>2021-11-12T14:41:42.937000000</dc:date>
    <meta:editing-duration>PT10M52S</meta:editing-duration>
    <meta:editing-cycles>4</meta:editing-cycles>
    <meta:generator>LibreOffice/5.4.3.2$Windows_X86_64 LibreOffice_project/92a7159f7e4af62137622921e809f8546db437e5</meta:generator>
    <meta:document-statistic meta:object-count="51"/>
  </office:meta>
</office:document-meta>
</file>